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Heading_20_1">
      <style:paragraph-properties fo:break-before="page"/>
    </style:style>
    <style:style style:name="P8" style:family="paragraph" style:parent-style-name="Table_20_index_20_heading">
      <style:paragraph-properties fo:break-before="page"/>
    </style:style>
    <style:style style:name="P9" style:family="paragraph" style:parent-style-name="Contents_20_Heading">
      <style:paragraph-properties fo:break-before="page"/>
    </style:style>
    <style:style style:name="P10" style:family="paragraph" style:parent-style-name="Table">
      <style:paragraph-properties fo:text-align="center" style:justify-single-word="false"/>
    </style:style>
    <style:style style:name="P11" style:family="paragraph" style:parent-style-name="Table_20_index_20_1">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Header">
      <style:paragraph-properties fo:text-align="center" style:justify-single-word="false"/>
    </style:style>
    <style:style style:name="P16" style:family="paragraph" style:parent-style-name="Header_20_left">
      <style:paragraph-properties fo:text-align="end" style:justify-single-word="false"/>
    </style:style>
    <style:style style:name="P17" style:family="paragraph" style:parent-style-name="Standard" style:master-page-name="First_20_Page">
      <style:paragraph-properties fo:text-align="center" style:justify-single-word="false" style:page-number="auto"/>
    </style:style>
    <style:style style:name="T1"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ower Hill Traffic Signal"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Traffic Signal" text:name="ShortSystemName"/>
        <text:user-field-decl office:value-type="string" office:string-value="Software Test Plan" text:name="DocumentType"/>
      </text:user-field-decls>
      <text:p text:style-name="P17"/>
      <text:p text:style-name="P6"/>
      <text:p text:style-name="P6"/>
      <text:p text:style-name="P6"/>
      <text:p text:style-name="P6"/>
      <text:p text:style-name="P6"><text:user-field-get text:name="DocumentType">Software Test Plan</text:user-field-get> </text:p>
      <text:p text:style-name="P6">for</text:p>
      <text:p text:style-name="P6"><text:user-field-get text:name="FullSystemName">Tower Hill Traffic Signal</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2"><text:s/>1 Scope<text:tab/>4</text:p>
          <text:p text:style-name="P13"><text:s/>1.1 Identification<text:tab/>4</text:p>
          <text:p text:style-name="P13"><text:s/>1.2 System Overview<text:tab/>4</text:p>
          <text:p text:style-name="P13"><text:s/>1.3 Document Overview<text:tab/>4</text:p>
          <text:p text:style-name="P13"><text:s/>1.4 Relationship to other plans<text:tab/>4</text:p>
          <text:p text:style-name="P12"><text:s/>2 References<text:tab/>5</text:p>
          <text:p text:style-name="P13"><text:s/>2.1 General References<text:tab/>5</text:p>
          <text:p text:style-name="P13"><text:s/>2.2 Specific References<text:tab/>5</text:p>
          <text:p text:style-name="P13"><text:s/>2.3 Acronyms and Abbreviations<text:tab/>5</text:p>
          <text:p text:style-name="P12"><text:s/>3 Software test environment<text:tab/>6</text:p>
          <text:p text:style-name="P13"><text:s/>3.1 (Name of test site(s))<text:tab/>6</text:p>
          <text:p text:style-name="P14"><text:s/>3.1.1 Software items<text:tab/>6</text:p>
          <text:p text:style-name="P14"><text:s/>3.1.2 Hardware and firmware items<text:tab/>6</text:p>
          <text:p text:style-name="P14"><text:s/>3.1.3 Other materials<text:tab/>6</text:p>
          <text:p text:style-name="P14"><text:s/>3.1.4 Proprietary nature, acquirer's rights, and licensing<text:tab/>6</text:p>
          <text:p text:style-name="P14"><text:s/>3.1.5 Installation, testing, and control<text:tab/>6</text:p>
          <text:p text:style-name="P14"><text:s/>3.1.6 Participating organizations<text:tab/>6</text:p>
          <text:p text:style-name="P14"><text:s/>3.1.7 personnel<text:tab/>6</text:p>
          <text:p text:style-name="P14"><text:s/>3.1.8 Orientation plan<text:tab/>6</text:p>
          <text:p text:style-name="P14"><text:s/>3.1.9 Tests to be performed<text:tab/>6</text:p>
          <text:p text:style-name="P12"><text:s/>4 Test identification<text:tab/>7</text:p>
          <text:p text:style-name="P13"><text:s/>4.1 <text:s/>General information<text:tab/>7</text:p>
          <text:p text:style-name="P14"><text:s/>4.1.1 Test levels<text:tab/>7</text:p>
          <text:p text:style-name="P14"><text:s/>4.1.2 Test classes<text:tab/>7</text:p>
          <text:p text:style-name="P14"><text:s/>4.1.3 General test conditions<text:tab/>7</text:p>
          <text:p text:style-name="P14"><text:s/>4.1.4 Test progression<text:tab/>7</text:p>
          <text:p text:style-name="P14"><text:s/>4.1.5 Data recording, reduction, and analysis<text:tab/>7</text:p>
          <text:p text:style-name="P13"><text:s/>4.2 <text:s/>Planned tests<text:tab/>7</text:p>
          <text:p text:style-name="P14"><text:s/>4.2.1 (Item(s) to be tested)<text:tab/>7</text:p>
          <text:p text:style-name="P12"><text:s/>5 Test Schedules<text:tab/>8</text:p>
          <text:p text:style-name="P12"><text:s/>6 Requirements traceability <text:tab/>9</text:p>
          <text:p text:style-name="P12"><text:s/>7 Notes<text:tab/>10</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8">List of Tables</text:p>
          </text:index-title>
          <text:p text:style-name="P11">Table 1: Acronyms and Abbreviations<text:tab/>6</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11">Figure 1: Intersection Overview<text:tab/>5</text:p>
        </text:index-body>
      </text:table-index>
      <text:p text:style-name="P6"/>
      <text:h text:style-name="P7" text:outline-level="1">Scope</text:h>
      <text:p text:style-name="Text_20_body"><text:tab/>This document provides the operational concept description for modification of the <text:user-field-input text:name="FullSystemName" text:description="">Tower Hill Traffic Signal</text:user-field-input>. Thus, the system described herein shall be known as the <text:user-field-get text:name="ShortSystemName">Traffic Signal</text:user-field-get>.</text:p>
      <text:h text:style-name="Heading_20_2" text:outline-level="2">Identification</text:h>
      <text:p text:style-name="Text_20_body"><text:tab/>The <text:user-field-input text:name="ShortSystemName" text:description="">Traffic Signal</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Traffic Signal</text:user-field-input> system shall serve as a vehicle flow control device for the intersection of US Rt 1. and RI Rt 138 at what is known locally as Tower Hill. This intersection is bisected by US Rt 1, which traverses the intersection in a generally North/South direction. This intersection is entered from the west via RI Rt 138, which joins US Rt 1 at the intersection and runs to the North. This intersection is entered from the east via a local town road named Bridgetown Road. The intersection and these roads are shown in <text:sequence-ref text:reference-format="category-and-value" text:ref-name="refFigure0">Figure 1</text:sequence-ref>.</text:p>
      <text:p text:style-name="Text_20_body"><draw:frame draw:style-name="fr1" draw:name="Intersection Overview" text:anchor-type="paragraph" svg:width="2.8201in" svg:height="2.25in" draw:z-index="0"><draw:image xlink:href="../Images/Intersection.jpg" xlink:type="simple" xlink:show="embed" xlink:actuate="onLoad"/></draw:frame></text:p>
      <text:p text:style-name="Figure">Figure <text:sequence text:ref-name="refFigure0" text:name="Figure" text:formula="ooow:Figure+1" style:num-format="1">1</text:sequence>: Intersection Overview</text:p>
      <text:h text:style-name="Heading_20_2" text:outline-level="2">Document Overview</text:h>
      <text:p text:style-name="Text_20_body"><text:tab/>This document provides the operational concept description (OCD) for the <text:user-field-input text:name="FullSystemName" text:description="">Tower Hill Traffic Signal</text:user-field-input>. This document format is based upon the format as provided in Reference <text:bookmark-ref text:reference-format="text" text:ref-name="OCD_DID">[OCD_DID]</text:bookmark-ref>.</text:p>
      <text:h text:style-name="Heading_20_2" text:outline-level="2"><text:soft-page-break/>Relationship to other plans</text:h>
      <text:h text:style-name="Heading_20_1" text:outline-level="1">References</text:h>
      <text:p text:style-name="Text_20_body"><text:tab/>This section provides a list of referenced items for this document.</text:p>
      <text:h text:style-name="Heading_20_2" text:outline-level="2">General References</text:h>
      <text:p text:style-name="Standard"><text:bookmark-start text:name="OCD_DID"/>[OCD_DID]<text:bookmark-end text:name="OCD_DID"/> DI-IPSC-81430 Data Item Description for Operational Concept Description (OCD), MIL-STD-498, 05 Dec 1994.</text:p>
      <text:h text:style-name="Heading_20_2" text:outline-level="2">Specific References</text:h>
      <text:p text:style-name="Text_20_body"/>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0">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
      <text:p text:style-name="Table"/>
      <text:p text:style-name="Text_20_body"/>
      <text:p text:style-name="Text_20_body"/>
      <text:p text:style-name="Text_20_body"/>
      <text:p text:style-name="Text_20_body"/>
      <text:h text:style-name="P7" text:outline-level="1">Software test environment</text:h>
      <text:h text:style-name="Heading_20_2" text:outline-level="2">(Name of test site(s))</text:h>
      <text:h text:style-name="Heading_20_3" text:outline-level="3">Software items</text:h>
      <text:h text:style-name="Heading_20_3" text:outline-level="3">Hardware and firmware items</text:h>
      <text:h text:style-name="Heading_20_3" text:outline-level="3">Other materials</text:h>
      <text:h text:style-name="Heading_20_3" text:outline-level="3">Proprietary nature, acquirer's rights, and licensing</text:h>
      <text:h text:style-name="Heading_20_3" text:outline-level="3">Installation, testing, and control</text:h>
      <text:h text:style-name="Heading_20_3" text:outline-level="3">Participating organizations</text:h>
      <text:h text:style-name="Heading_20_3" text:outline-level="3">personnel</text:h>
      <text:h text:style-name="Heading_20_3" text:outline-level="3">Orientation plan</text:h>
      <text:h text:style-name="Heading_20_3" text:outline-level="3">Tests to be performed</text:h>
      <text:p text:style-name="Text_20_body"/>
      <text:h text:style-name="P7" text:outline-level="1">Test identification</text:h>
      <text:h text:style-name="Heading_20_2" text:outline-level="2"><text:s/>General information</text:h>
      <text:h text:style-name="Heading_20_3" text:outline-level="3">Test levels</text:h>
      <text:h text:style-name="Heading_20_3" text:outline-level="3">Test classes</text:h>
      <text:h text:style-name="Heading_20_3" text:outline-level="3">General test conditions</text:h>
      <text:h text:style-name="Heading_20_3" text:outline-level="3">Test progression</text:h>
      <text:h text:style-name="Heading_20_3" text:outline-level="3">Data recording, reduction, and analysis</text:h>
      <text:h text:style-name="Heading_20_2" text:outline-level="2"><text:s/>Planned tests</text:h>
      <text:h text:style-name="Heading_20_3" text:outline-level="3">(Item(s) to be tested)</text:h>
      <text:h text:style-name="Heading_20_4" text:outline-level="4">(Project-unique identifier of a test)</text:h>
      <text:h text:style-name="P7" text:outline-level="1">Test Schedules</text:h>
      <text:h text:style-name="P7" text:outline-level="1">Requirements traceability </text:h>
      <text:h text:style-name="Heading_20_1" text:outline-level="1">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71in" fo:margin-left="0in" fo:margin-right="-0.0021in" table:align="margins"/>
    </style:style>
    <style:style style:name="Table5.A" style:family="table-column">
      <style:table-column-properties style:column-width="1.9896in" style:rel-column-width="2865*"/>
    </style:style>
    <style:style style:name="Table5.B" style:family="table-column">
      <style:table-column-properties style:column-width="4.9375in" style:rel-column-width="7110*"/>
    </style:style>
    <style:style style:name="Table2" style:family="table">
      <style:table-properties style:width="6.9271in" fo:margin-left="0in" fo:margin-right="-0.0021in" table:align="margins"/>
    </style:style>
    <style:style style:name="Table2.A" style:family="table-column">
      <style:table-column-properties style:column-width="1.9792in" style:rel-column-width="2850*"/>
    </style:style>
    <style:style style:name="Table2.B" style:family="table-column">
      <style:table-column-properties style:column-width="4.9479in" style:rel-column-width="7125*"/>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pm1">
      <style:header>
        <table:table table:name="Table5" table:style-name="Table5">
          <table:table-column table:style-name="Table5.A"/>
          <table:table-column table:style-name="Table5.B"/>
          <table:table-row>
            <table:table-cell office:value-type="string">
              <text:p text:style-name="P1"><text:s text:c="2"/><text:modification-date style:data-style-name="N81">25. September 2008</text:modification-date> <text:line-break/><text:modification-time style:data-style-name="N40">09:46</text:modification-time></text:p>
            </table:table-cell>
            <table:table-cell office:value-type="string">
              <text:p text:style-name="P2"><text:user-field-get text:name="DocumentType">Software Test Plan</text:user-field-get> for <text:line-break/><text:user-field-get text:name="FullSystemName">Tower Hill Traffic Signal</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P1"><text:s text:c="2"/><text:modification-date style:data-style-name="N81">25. September 2008</text:modification-date> <text:line-break/><text:modification-time style:data-style-name="N40">09:46</text:modification-time></text:p>
            </table:table-cell>
            <table:table-cell office:value-type="string">
              <text:p text:style-name="P2"><text:user-field-get text:name="DocumentType">Software Test Plan</text:user-field-get> for <text:line-break/><text:user-field-get text:name="FullSystemName">Tower Hill Traffic Signal</text:user-field-get></text:p>
            </table:table-cell>
          </table:table-row>
        </table:table>
        <text:p text:style-name="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P3">Date: <text:user-field-get text:name="ReleaseDate">18 June 2008</text:user-field-get></text:p>
              </table:table-cell>
              <table:table-cell table:style-name="Table4.A1" office:value-type="string">
                <text:p text:style-name="P4">Page <text:page-number text:select-page="current">10</text:page-number> of <text:page-count>11</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P3">Date: <text:user-field-get text:name="ReleaseDate">18 June 2008</text:user-field-get></text:p>
              </table:table-cell>
              <table:table-cell table:style-name="Table1.A1" office:value-type="string">
                <text:p text:style-name="P4">Page <text:page-number text:select-page="current">10</text:page-number> of <text:page-count>11</text:page-count></text:p>
              </table:table-cell>
            </table:table-row>
          </table:table-header-rows>
        </table:table>
        <text:p text:style-name="Footer"/>
      </style:footer-left>
    </style:master-page>
    <style:master-page style:name="First_20_Page" style:display-name="First Page" style:page-layout-name="pm1" style:next-style-name="Standard">
      <style:header>
        <text:p text:style-name="P1">Draft saved at <text:modification-time style:data-style-name="N40">09:46</text:modification-time> on <text:modification-date style:data-style-name="N81">25. September 2008</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P3">Date: <text:user-field-get text:name="ReleaseDate">18 June 2008</text:user-field-get></text:p>
              </table:table-cell>
              <table:table-cell table:style-name="Table3.A1" office:value-type="string">
                <text:p text:style-name="P4">Page <text:page-number text:select-page="current">10</text:page-number> of <text:page-count>11</text:page-count></text:p>
              </table:table-cell>
            </table:table-row>
          </table:table-header-rows>
        </table:table>
        <text:p text:style-name="Standard"/>
      </style:footer>
    </style:master-page>
    <style:master-page style:name="Untitled1" style:page-layout-name="pm2">
      <style:header>
        <text:p text:style-name="Header"/>
      </style:header>
    </style:master-page>
    <style:master-page style:name="Left_20_Page" style:display-name="Left Page" style:page-layout-name="pm3">
      <style:header>
        <text:p text:style-name="Header"/>
      </style:header>
      <style:footer>
        <text:p text:style-name="Footer"/>
      </style:footer>
    </style:master-page>
    <style:master-page style:name="Right_20_Page" style:display-name="Right Page" style:page-layout-name="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W. Lewis Collier</meta:initial-creator>
    <meta:creation-date>2008-06-19T00:17:42</meta:creation-date>
    <dc:creator>W. Lewis Collier</dc:creator>
    <dc:date>2008-09-25T09:46:48</dc:date>
    <meta:editing-cycles>29</meta:editing-cycles>
    <meta:editing-duration>PT7H47M41S</meta:editing-duration>
    <meta:user-defined meta:name="Info 1"/>
    <meta:user-defined meta:name="Info 2"/>
    <meta:user-defined meta:name="Info 3"/>
    <meta:user-defined meta:name="Info 4"/>
    <meta:document-statistic meta:table-count="6" meta:image-count="1" meta:object-count="0" meta:page-count="11" meta:paragraph-count="102" meta:word-count="486" meta:character-count="3108"/>
  </office:meta>
</office:document-meta>
</file>